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8af6" officeooo:paragraph-rsid="00668af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c6f4c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75f1c5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c1f0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668af6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7a195c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7a195c"/>
    </style:style>
    <style:style style:name="P10" style:family="paragraph" style:parent-style-name="Standard">
      <style:paragraph-properties fo:text-align="start" style:justify-single-word="false"/>
      <style:text-properties officeooo:paragraph-rsid="005c6f4c"/>
    </style:style>
    <style:style style:name="P11" style:family="paragraph" style:parent-style-name="Standard">
      <style:paragraph-properties fo:text-align="start" style:justify-single-word="false"/>
      <style:text-properties officeooo:paragraph-rsid="007fc860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3f9f" officeooo:paragraph-rsid="005f3f9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8af6" officeooo:paragraph-rsid="00668af6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8af6" officeooo:paragraph-rsid="00668af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1f01" officeooo:paragraph-rsid="005c1f01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fc86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fc860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5c1f01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31be0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90e9e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6bb18b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5f1c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b43b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e4baa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c1f01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c2e9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68af6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681a7f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9bf8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75f1c5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762d0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7a195c" style:font-size-asian="12pt" style:font-weight-asian="normal" style:font-size-complex="12pt" style:font-weight-complex="normal"/>
    </style:style>
    <style:style style:name="T17" style:family="text">
      <style:text-properties officeooo:rsid="0060ad2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73f712" style:font-weight-asian="bold" style:font-weight-complex="bold"/>
    </style:style>
    <style:style style:name="T20" style:family="text">
      <style:text-properties fo:font-weight="bold" officeooo:rsid="007a195c" style:font-weight-asian="bold" style:font-weight-complex="bold"/>
    </style:style>
    <style:style style:name="T21" style:family="text">
      <style:text-properties officeooo:rsid="00681a7f"/>
    </style:style>
    <style:style style:name="T22" style:family="text">
      <style:text-properties officeooo:rsid="0073f712"/>
    </style:style>
    <style:style style:name="T23" style:family="text">
      <style:text-properties officeooo:rsid="00777a2d"/>
    </style:style>
    <style:style style:name="T24" style:family="text">
      <style:text-properties fo:color="#c9211e" loext:opacity="100%" fo:font-weight="bold" officeooo:rsid="007a195c" style:font-weight-asian="bold" style:font-weight-complex="bold"/>
    </style:style>
    <style:style style:name="T25" style:family="text">
      <style:text-properties fo:color="#c9211e" loext:opacity="100%" style:text-line-through-style="none" style:text-line-through-type="none" style:font-name="DejaVu Sans Condensed" fo:font-size="12pt" fo:font-weight="bold" officeooo:rsid="007a195c" style:font-size-asian="12pt" style:font-weight-asian="bold" style:font-size-complex="12pt" style:font-weight-complex="bold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weight="bold" style:font-weight-asian="bold" style:font-weight-complex="bold"/>
    </style:style>
    <style:style style:name="T2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28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C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B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1"><text:span text:style-name="T3">3</text:span><text:span text:style-name="T7">0</text:span><text:span text:style-name="T2">1 - </text:span><text:span text:style-name="T8">Flight </text:span><text:span text:style-name="T3">- </text:span><text:span text:style-name="T4">Takeoff, </text:span><text:span text:style-name="T5">Landing</text:span></text:p>
      <text:p text:style-name="P1"/>
      <text:p text:style-name="P2">Takeoff</text:p>
      <text:list xml:id="list1282328778" text:style-name="L1">
        <text:list-item>
          <text:p text:style-name="P5"><text:span text:style-name="T15">When lined up on runway, </text:span><text:span text:style-name="T1">Nose gear brake lever</text:span><text:span text:style-name="T9"> ... </text:span><text:span text:style-name="T6">ON</text:span><text:span text:style-name="T14"> (horizontal) (left upper instrument panel)</text:span></text:p>
        </text:list-item>
        <text:list-item>
          <text:p text:style-name="P12"><text:span text:style-name="T17">(optional) </text:span><text:span text:style-name="T18">Emergency Afterburner switch</text:span> ... <text:span text:style-name="T18">ON</text:span> (right in front of the throttle)<text:span text:style-name="T22"> (</text:span><text:span text:style-name="T19">Front Thumb button</text:span><text:span text:style-name="T22"> </text:span><text:span text:style-name="T23">to toggle</text:span><text:span text:style-name="T22">)</text:span></text:p>
        </text:list-item>
        <text:list-item>
          <text:p text:style-name="P13">If using SPRD-99, rockets will fire automatically at 120-150 kph and burn for 7 seconds.</text:p>
        </text:list-item>
        <text:list-item>
          <text:p text:style-name="P6"><text:span text:style-name="T10">R</text:span><text:span text:style-name="T9">otate around 250 </text:span><text:span text:style-name="T11">kph??</text:span></text:p>
        </text:list-item>
        <text:list-item>
          <text:p text:style-name="P7"><text:span text:style-name="T9">D</text:span><text:span text:style-name="T11">on't exceed 300 kph or risk tire burst?? <text:s/></text:span><text:span text:style-name="T13">(official manual says takeoff at 350 to 360 kph or 360 to 380 in another place...)</text:span></text:p>
        </text:list-item>
        <text:list-item>
          <text:p text:style-name="P15">Gear up, Flaps up, <text:span text:style-name="T24">ATTENTION:</text:span><text:span text:style-name="T20"> </text:span><text:span text:style-name="T27">Landing gear handle to neutral</text:span><text:span text:style-name="T26"> (</text:span><text:span text:style-name="T27">Shift T5 up</text:span><text:span text:style-name="T26">).</text:span></text:p>
        </text:list-item>
      </text:list>
      <text:list text:style-name="L2">
        <text:list-item>
          <text:list>
            <text:list-item>
              <text:p text:style-name="P8"><text:span text:style-name="T25">WARNING</text:span><text:span text:style-name="T16"> If you don't set the gear handle to neutral, you'll lose all your pneumatic pressure and have no brakes.</text:span></text:p>
            </text:list-item>
          </text:list>
        </text:list-item>
      </text:list>
      <text:list xml:id="list182953738921677" text:continue-list="list1282328778" text:style-name="L1">
        <text:list-item>
          <text:p text:style-name="P13">If using SPRD-99, jettison rockets with red guarded countermeasures button under throttle grip, hold for 1 second.</text:p>
        </text:list-item>
      </text:list>
      <text:p text:style-name="P4"/>
      <text:p text:style-name="P3">Landing -- <text:span text:style-name="T21">Fast and shallow!</text:span></text:p>
      <text:list xml:id="list762026564" text:style-name="L3">
        <text:list-item>
          <text:p text:style-name="P14">Under <text:span text:style-name="T18">500 kph</text:span>, <text:span text:style-name="T18">gear down</text:span>.</text:p>
        </text:list-item>
        <text:list-item>
          <text:p text:style-name="P14">Under <text:span text:style-name="T18">380 kph</text:span>, <text:span text:style-name="T18">flaps full down</text:span>.</text:p>
        </text:list-item>
      </text:list>
      <text:list text:style-name="L4">
        <text:list-item>
          <text:list>
            <text:list-item>
              <text:p text:style-name="P9"><text:span text:style-name="T25">WARNING</text:span><text:span text:style-name="T16"> Do not lower flaps above 430 kph or you'll lose all your hydraulic pressure within about 13 seconds.</text:span></text:p>
            </text:list-item>
          </text:list>
        </text:list-item>
      </text:list>
      <text:list xml:id="list182955111616208" text:continue-list="list762026564" text:style-name="L3">
        <text:list-item>
          <text:p text:style-name="P14">Minimum speed <text:span text:style-name="T18">340 kph</text:span>, retract airbrake.</text:p>
        </text:list-item>
        <text:list-item>
          <text:p text:style-name="P14">Touchdown at <text:span text:style-name="T18">330 kph or less, 5 degrees AOA (use AOA gauge)</text:span>.</text:p>
        </text:list-item>
        <text:list-item>
          <text:p text:style-name="P14">Deploy drag chute with <text:span text:style-name="T18">Shift-T5 down</text:span>.</text:p>
        </text:list-item>
        <text:list-item>
          <text:p text:style-name="P14">Cut drag chute with <text:span text:style-name="T18">Shift-T6 up</text:span> to open cover, <text:span text:style-name="T18">Shift-T6 down</text:span> to cut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9:53.077000000</dc:date>
    <meta:editing-duration>PT16H21M59S</meta:editing-duration>
    <meta:editing-cycles>10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4" meta:word-count="238" meta:character-count="1272" meta:non-whitespace-character-count="1072"/>
  </office:meta>
</office:document-meta>
</file>